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lectionUtils.doWith( Method metho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flectionUtils.setField( Field f , Object instance , Object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flectionUtils.callLifecycleMethod( final Object bean , final Class &lt; T &gt; annot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